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Tag</text:p>
      <text:p text:style-name="Standard">Habe Speichern und laden eingebaut und das GUI fertig. Versuche gerade mehr über USB herauszufinden und zu lernen, damit ich die allgemeine Schnittstelle schreiben kann, die mit jedem USB device funktioniert (Ideen konkurieren noch alles allgemein zu machen oder 100000 sachen hinzuzufügen)</text:p>
      <text:p text:style-name="Standard"/>
      <text:p text:style-name="Standard">4.Tag</text:p>
      <text:p text:style-name="Standard">Umentschieden, doch keine USB devices mehr sondern lieber mobile androids. Bringt mir mehr nebenbei, ist allgemeiner zu benutzen und denke weit einfacher zu entwickeln. Habe angefangen Android zu lernen (erstmal fertig denk ich, bis es hart auf hart kommt) </text:p>
      <text:p text:style-name="Standard"/>
      <text:p text:style-name="Standard">Morgen: Weiter in Bluetooth reinlesen und möglichst server + client bauen. Nen kasten bauen mit dem man MM steuer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6:12:02.78</meta:creation-date>
    <dc:date>2014-10-30T16:26:32.03</dc:date>
    <meta:editing-duration>PT6M28S</meta:editing-duration>
    <meta:editing-cycles>2</meta:editing-cycles>
    <meta:generator>OpenOffice.org/3.4.1$Win32 OpenOffice.org_project/341m1$Build-9593</meta:generator>
    <meta:document-statistic meta:table-count="0" meta:image-count="0" meta:object-count="0" meta:page-count="1" meta:paragraph-count="5" meta:word-count="103" meta:character-count="676"/>
  </office:meta>
</office:document-meta>
</file>